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text-properties officeooo:paragraph-rsid="0024d826"/>
    </style:style>
    <style:style style:name="P27" style:family="paragraph" style:parent-style-name="Standard">
      <style:text-properties officeooo:paragraph-rsid="0024d826"/>
    </style:style>
    <style:style style:name="P28" style:family="paragraph" style:parent-style-name="Standard" style:list-style-name="L6"/>
    <style:style style:name="P29" style:family="paragraph" style:parent-style-name="Standard" style:list-style-name="L7">
      <style:text-properties officeooo:paragraph-rsid="0024d826"/>
    </style:style>
    <style:style style:name="P30" style:family="paragraph" style:parent-style-name="Standard" style:list-style-name="L8"/>
    <style:style style:name="P31" style:family="paragraph" style:parent-style-name="Standard" style:list-style-name="L9">
      <style:text-properties officeooo:paragraph-rsid="00264eeb"/>
    </style:style>
    <style:style style:name="P32" style:family="paragraph" style:parent-style-name="Standard" style:list-style-name="L10"/>
    <style:style style:name="P33" style:family="paragraph" style:parent-style-name="Standard" style:list-style-name="L11"/>
    <style:style style:name="P34" style:family="paragraph" style:parent-style-name="Heading_20_2">
      <style:text-properties officeooo:paragraph-rsid="003171da"/>
    </style:style>
    <style:style style:name="P35" style:family="paragraph" style:parent-style-name="Standard" style:list-style-name="L12"/>
    <style:style style:name="P36" style:family="paragraph" style:parent-style-name="Heading_20_2">
      <style:text-properties officeooo:paragraph-rsid="0031f43c"/>
    </style:style>
    <style:style style:name="P37" style:family="paragraph" style:parent-style-name="Standard" style:list-style-name="L13"/>
    <style:style style:name="P38" style:family="paragraph" style:parent-style-name="Standard" style:list-style-name="L14"/>
    <style:style style:name="P39" style:family="paragraph" style:parent-style-name="Heading_20_2">
      <style:text-properties officeooo:paragraph-rsid="0027a9a3"/>
    </style:style>
    <style:style style:name="P40" style:family="paragraph" style:parent-style-name="Standard" style:list-style-name="L15"/>
    <style:style style:name="P41" style:family="paragraph" style:parent-style-name="Standard" style:list-style-name="L16"/>
    <style:style style:name="P42" style:family="paragraph" style:parent-style-name="Standard" style:list-style-name="L17"/>
    <style:style style:name="P43" style:family="paragraph" style:parent-style-name="Standard" style:list-style-name="L18">
      <style:text-properties officeooo:rsid="0027a9a3" officeooo:paragraph-rsid="0027a9a3"/>
    </style:style>
    <style:style style:name="P44" style:family="paragraph" style:parent-style-name="Standard" style:list-style-name="L18">
      <style:text-properties officeooo:rsid="0029bb1f" officeooo:paragraph-rsid="0029bb1f"/>
    </style:style>
    <style:style style:name="P45" style:family="paragraph" style:parent-style-name="Standard" style:list-style-name="L18">
      <style:text-properties officeooo:rsid="002d1906" officeooo:paragraph-rsid="002d1906"/>
    </style:style>
    <style:style style:name="P46" style:family="paragraph" style:parent-style-name="Standard" style:list-style-name="L19"/>
    <style:style style:name="P47" style:family="paragraph" style:parent-style-name="Standard" style:list-style-name="L20"/>
    <style:style style:name="P48"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307e67"/>
    </style:style>
    <style:style style:name="T14" style:family="text">
      <style:text-properties officeooo:rsid="003171da"/>
    </style:style>
    <style:style style:name="T15" style:family="text">
      <style:text-properties officeooo:rsid="0031f43c"/>
    </style:style>
    <style:style style:name="T16"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977"/><text:bookmark-start text:name="__RefHeading___Toc13629_3336976893"/><text:bookmark-start text:name="_Toc536093561"/><text:bookmark-start text:name="_Toc536201732"/>DOKUMENTVERSIONEN<text:bookmark-end text:name="_Toc536201977"/><text:bookmark-end text:name="__RefHeading___Toc13629_3336976893"/><text:bookmark-end text:name="_Toc536093561"/><text:bookmark-end text:name="_Toc536201732"/></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586157722"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text:continue-list="list3586157722"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text:p>
      <text:list xml:id="list185804002942917" text:continue-numbering="true"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2">
        <text:list-item>
          <text:p text:style-name="P23">Besucher</text:p>
        </text:list-item>
      </text:list>
      <text:list text:style-name="L3">
        <text:list-item>
          <text:list>
            <text:list-item>
              <text:p text:style-name="P24">Externe Gäste, Lieferanten, Projektpartner, internationale Gäste.</text:p>
            </text:list-item>
            <text:list-item>
              <text:p text:style-name="P24">Anforderungen: einfache Anmeldung, schnelle Einfahrt, geringe Wartezeiten, klare Informationen über Termine und Ablauf.</text:p>
            </text:list-item>
          </text:list>
        </text:list-item>
      </text:list>
      <text:p text:style-name="Standard"/>
      <text:list text:style-name="L4">
        <text:list-item>
          <text:p text:style-name="P25"><text:span text:style-name="Strong_20_Emphasis">Unternehmensmitarbeitende / Firmenvertreter</text:span></text:p>
        </text:list-item>
      </text:list>
      <text:list text:style-name="L5">
        <text:list-item>
          <text:list>
            <text:list-item>
              <text:p text:style-name="P26"><text:span text:style-name="Strong_20_Emphasis"><text:span text:style-name="T9">Zuständig für die Anmeldung ihrer Besucher im System.</text:span></text:span></text:p>
            </text:list-item>
            <text:list-item>
              <text:p text:style-name="P26"><text:span text:style-name="Strong_20_Emphasis"><text:span text:style-name="T9">Anforderungen: unkomplizierte digitale Meldung, Nachverfolgbarkeit, Erinnerungsfunktionen.</text:span></text:span></text:p>
            </text:list-item>
          </text:list>
        </text:list-item>
      </text:list>
      <text:p text:style-name="P27"><text:span text:style-name="Strong_20_Emphasis"><text:span text:style-name="T9"/></text:span></text:p>
      <text:list text:style-name="L6">
        <text:list-item>
          <text:p text:style-name="P28"><text:span text:style-name="Strong_20_Emphasis"><text:span text:style-name="T12">Sicherheitsdienst / Facility Management</text:span></text:span></text:p>
        </text:list-item>
      </text:list>
      <text:list text:style-name="L7">
        <text:list-item>
          <text:list>
            <text:list-item>
              <text:p text:style-name="P29"><text:span text:style-name="Strong_20_Emphasis"><text:span text:style-name="T9">Zuständig für Einlasskontrolle, Überwachung der Besucherströme und Sicherheitsvorkehrungen.</text:span></text:span></text:p>
            </text:list-item>
            <text:list-item>
              <text:p text:style-name="P29"><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27"><text:span text:style-name="Strong_20_Emphasis"><text:span text:style-name="T9"/></text:span></text:p>
      <text:list text:style-name="L8">
        <text:list-item>
          <text:p text:style-name="P30"><text:span text:style-name="Strong_20_Emphasis"><text:span text:style-name="T12">Administratoren / IT-Team TechPort Berlin GmbH</text:span></text:span></text:p>
        </text:list-item>
      </text:list>
      <text:list text:style-name="L9">
        <text:list-item>
          <text:list>
            <text:list-item>
              <text:p text:style-name="P31"><text:span text:style-name="Strong_20_Emphasis"><text:span text:style-name="T9">Zuständig für Systempflege, Rechteverwaltung, Reporting.</text:span></text:span></text:p>
            </text:list-item>
            <text:list-item>
              <text:p text:style-name="P31"><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0">
        <text:list-item>
          <text:p text:style-name="P32"/>
        </text:list-item>
      </text:list>
      <text:list xml:id="list185804321074525" text:continue-list="list185804002942917"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4.1 <text:span text:style-name="T13">Besucher-Voranmeldung</text:span><text:bookmark-end text:name="__RefHeading___Toc6834_3608300767"/></text:h>
      <text:list text:style-name="L11">
        <text:list-item>
          <text:p text:style-name="P33">Besucher sollen durch die ansässigen Unternehmen digital vorangemeldet werden können</text:p>
        </text:list-item>
        <text:list-item>
          <text:p text:style-name="P33">Erfassung relevanter Besucherdaten (Name, Unternehmen, Besuchsdatum, Ansprechpartner)</text:p>
        </text:list-item>
        <text:list-item>
          <text:p text:style-name="P33">Automatische Bestätigung der Anmeldung</text:p>
        </text:list-item>
      </text:list>
      <text:h text:style-name="P34" text:outline-level="2"><text:soft-page-break/><text:span text:style-name="T14">4.2 </text:span>Besuchercheck-in</text:h>
      <text:list text:style-name="L12">
        <text:list-item>
          <text:p text:style-name="P35">Schneller Check-in für vorangemeldete Besucher</text:p>
        </text:list-item>
        <text:list-item>
          <text:p text:style-name="P35">Reduzierung manueller Ausweisprüfungen</text:p>
        </text:list-item>
        <text:list-item>
          <text:p text:style-name="P35">Möglichkeit zur Identifikation von Walk-in-Besuchern</text:p>
        </text:list-item>
      </text:list>
      <text:h text:style-name="P36" text:outline-level="2"><text:span text:style-name="T15">4.3 </text:span>Sicherheitsunterstützung</text:h>
      <text:list text:style-name="L13">
        <text:list-item>
          <text:p text:style-name="P37">Zentrale Übersicht über aktuelle und geplante Besucher</text:p>
        </text:list-item>
        <text:list-item>
          <text:p text:style-name="P37">Kennzeichnung vorangemeldeter und nicht vorangemeldeter Besucher</text:p>
        </text:list-item>
        <text:list-item>
          <text:p text:style-name="P37">Unterstützung bei Rückfragen und Prüfungen</text:p>
        </text:list-item>
      </text:list>
      <text:list xml:id="list185804576542456" text:continue-list="list185804321074525"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5.1 Performance<text:bookmark-end text:name="__RefHeading___Toc6838_3608300767"/></text:h>
      <text:list text:style-name="L14">
        <text:list-header>
          <text:p text:style-name="P38"/>
        </text:list-header>
      </text:list>
      <text:h text:style-name="P39" text:outline-level="2"><text:bookmark-start text:name="__RefHeading___Toc6840_3608300767"/>5.2 Sicherheit<text:bookmark-end text:name="__RefHeading___Toc6840_3608300767"/></text:h>
      <text:list text:style-name="L15">
        <text:list-header>
          <text:p text:style-name="P40"/>
        </text:list-header>
      </text:list>
      <text:h text:style-name="Heading_20_2" text:outline-level="2"><text:bookmark-start text:name="__RefHeading___Toc6842_3608300767"/>5.3 Verfügbarkeit<text:bookmark-end text:name="__RefHeading___Toc6842_3608300767"/></text:h>
      <text:list text:style-name="L16">
        <text:list-header>
          <text:p text:style-name="P41"/>
        </text:list-header>
      </text:list>
      <text:h text:style-name="Heading_20_2" text:outline-level="2"><text:bookmark-start text:name="__RefHeading___Toc6844_3608300767"/>5.4 Benutzbarkeit<text:bookmark-end text:name="__RefHeading___Toc6844_3608300767"/></text:h>
      <text:list text:style-name="L17">
        <text:list-item>
          <text:p text:style-name="P42"/>
        </text:list-item>
      </text:list>
      <text:list xml:id="list185804775685329" text:continue-list="list185804576542456" text:style-name="WWNum8">
        <text:list-item>
          <text:h text:style-name="Heading_20_1" text:outline-level="1"><text:bookmark-start text:name="__RefHeading___Toc6846_3608300767"/>Randbedingungen<text:bookmark-end text:name="__RefHeading___Toc6846_3608300767"/></text:h>
        </text:list-item>
      </text:list>
      <text:list text:style-name="L18">
        <text:list-item>
          <text:p text:style-name="P43">Projektbudget: 150.000€ – 250.000€</text:p>
        </text:list-item>
        <text:list-item>
          <text:p text:style-name="P43">Zeitrahmen: 1 Jahr</text:p>
        </text:list-item>
        <text:list-item>
          <text:p text:style-name="P44">Datenschutz und Informationssicherheit muss gewährleistet sein.</text:p>
        </text:list-item>
        <text:list-item>
          <text:p text:style-name="P45">Webbasierte Lösung</text:p>
        </text:list-item>
        <text:list-item>
          <text:p text:style-name="P45">Nutzung über bestehende IT-Infrastruktur</text:p>
        </text:list-item>
        <text:list-item>
          <text:p text:style-name="P45">Integration in bestehende Intranet-Umgebung</text:p>
        </text:list-item>
      </text:list>
      <text:list xml:id="list185804805128017" text:continue-list="list185804775685329" text:style-name="WWNum8">
        <text:list-item>
          <text:h text:style-name="Heading_20_1" text:outline-level="1"><text:bookmark-start text:name="__RefHeading___Toc6848_3608300767"/>Abnahmekriterien<text:bookmark-end text:name="__RefHeading___Toc6848_3608300767"/></text:h>
        </text:list-item>
      </text:list>
      <text:list text:style-name="L19">
        <text:list-header>
          <text:p text:style-name="P46"/>
        </text:list-header>
      </text:list>
      <text:list text:continue-list="list185804805128017" text:style-name="WWNum8">
        <text:list-item>
          <text:h text:style-name="Heading_20_1" text:outline-level="1"><text:bookmark-start text:name="__RefHeading___Toc6850_3608300767"/><text:soft-page-break/>Liefergegenstände<text:bookmark-end text:name="__RefHeading___Toc6850_3608300767"/></text:h>
        </text:list-item>
      </text:list>
      <text:p text:style-name="Standard"/>
      <text:p text:style-name="Standard"/>
      <text:p text:style-name="Standard"/>
      <text:list text:continue-numbering="true" text:style-name="WWNum8">
        <text:list-item>
          <text:h text:style-name="Heading_20_1" text:outline-level="1"><text:bookmark-start text:name="__RefHeading___Toc6852_3608300767"/>Glossar<text:bookmark-end text:name="__RefHeading___Toc6852_3608300767"/></text:h>
        </text:list-item>
      </text:list>
      <text:list text:style-name="L20">
        <text:list-item>
          <text:p text:style-name="P47"><text:span text:style-name="T12">Walk-in-Besucher:</text:span> Besucher ohne vorherige Anmeldung</text:p>
        </text:list-item>
        <text:list-item>
          <text:p text:style-name="P47"><text:span text:style-name="T12">Besuchermanagement:</text:span> Prozesse zur Anmeldung, Prüfung und Steuerung von Besuchern</text:p>
        </text:list-item>
        <text:list-item>
          <text:p text:style-name="P47"><text:span text:style-name="T12">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1"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5"><draw:image xlink:href="Pictures/10000000000005130000017A1CD43826.jpg" xlink:type="simple" xlink:show="embed" xlink:actuate="onLoad" draw:mime-type="image/jpeg"/></draw:frame></text:p>
      </style:header>
      <style:footer>
        <text:p text:style-name="MP3" loext:marker-style-name="MT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1H1M42S</meta:editing-duration>
    <meta:editing-cycles>26</meta:editing-cycles>
    <meta:generator>LibreOffice/25.8.4.2$MacOSX_AARCH64 LibreOffice_project/290daaa01b999472f0c7a3890eb6a550fd74c6df</meta:generator>
    <dc:date>2026-01-01T18:58:03.050340000</dc:date>
    <meta:document-statistic meta:table-count="1" meta:image-count="1" meta:object-count="0" meta:page-count="6" meta:paragraph-count="106" meta:word-count="536" meta:character-count="4412" meta:non-whitespace-character-count="4030"/>
  </office:meta>
</office:document-meta>
</file>